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4cm" fo:margin-left="-0.191cm" table:align="left" style:writing-mode="lr-tb"/>
    </style:style>
    <style:style style:name="Таблица1.A" style:family="table-column">
      <style:table-column-properties style:column-width="2.663cm"/>
    </style:style>
    <style:style style:name="Таблица1.B" style:family="table-column">
      <style:table-column-properties style:column-width="14.877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54cm" fo:margin-left="-0.191cm" table:align="left" style:writing-mode="lr-tb"/>
    </style:style>
    <style:style style:name="Таблица2.A" style:family="table-column">
      <style:table-column-properties style:column-width="2.663cm"/>
    </style:style>
    <style:style style:name="Таблица2.B" style:family="table-column">
      <style:table-column-properties style:column-width="14.877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none"/>
    </style:style>
    <style:style style:name="T3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писок сокращений</text:h>
      <text:h text:style-name="Heading_20_2" text:outline-level="2">Сокращения предметной области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Обычный_20_текст">ГТД<text:span text:style-name="T1"> </text:span></text:p>
          </table:table-cell>
          <table:table-cell table:style-name="Таблица1.A1" office:value-type="string">
            <text:p text:style-name="Обычный_20_текст">Грузовая таможенная декларация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ДТС<text:span text:style-name="T1"> </text:span></text:p>
          </table:table-cell>
          <table:table-cell table:style-name="Таблица1.A1" office:value-type="string">
            <text:p text:style-name="Обычный_20_текст">Декларация таможенной стоимости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КАСТО</text:p>
          </table:table-cell>
          <table:table-cell table:style-name="Таблица1.A1" office:value-type="string">
            <text:p text:style-name="Обычный_20_текст">Комплексная автоматизированная система таможенного оформления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КПС</text:p>
          </table:table-cell>
          <table:table-cell table:style-name="Таблица1.A1" office:value-type="string">
            <text:p text:style-name="Обычный_20_текст">Комплекс программных средств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НСИ</text:p>
          </table:table-cell>
          <table:table-cell table:style-name="Таблица1.A1" office:value-type="string">
            <text:p text:style-name="Обычный_20_текст">Нормативно-справочная информация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ЭД </text:p>
          </table:table-cell>
          <table:table-cell table:style-name="Таблица1.A1" office:value-type="string">
            <text:p text:style-name="Обычный_20_текст">Электронная декларация</text:p>
          </table:table-cell>
        </table:table-row>
      </table:table>
      <text:h text:style-name="Heading_20_2" text:outline-level="2">Технические сокращения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Обычный_20_текст">XML </text:p>
          </table:table-cell>
          <table:table-cell table:style-name="Таблица2.A1" office:value-type="string">
            <text:p text:style-name="Обычный_20_текст"><text:span text:style-name="T1">eXtensible Markup Language (</text:span>расширяемый<text:span text:style-name="T1"> </text:span>язык<text:span text:style-name="T1"> </text:span>разметки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БД<text:span text:style-name="T1"> </text:span></text:p>
          </table:table-cell>
          <table:table-cell table:style-name="Таблица2.A1" office:value-type="string">
            <text:p text:style-name="Обычный_20_текст">База данных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СУБД </text:p>
          </table:table-cell>
          <table:table-cell table:style-name="Таблица2.A1" office:value-type="string">
            <text:p text:style-name="Обычный_20_текст">Система управления базами данных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HTML</text:p>
          </table:table-cell>
          <table:table-cell table:style-name="Таблица2.A1" office:value-type="string">
            <text:p text:style-name="Обычный_20_текст">Hypertext Markup Language (язык разметки гипертекста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HTTP</text:p>
          </table:table-cell>
          <table:table-cell table:style-name="Таблица2.A1" office:value-type="string">
            <text:p text:style-name="Обычный_20_текст">Hypertext Transport Protocol (протокол передачи гипертекста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SD</text:p>
          </table:table-cell>
          <table:table-cell table:style-name="Таблица2.A1" office:value-type="string">
            <text:p text:style-name="Обычный_20_текст">XML-schema-definition <text:span text:style-name="T1">(</text:span><text:span text:style-name="T1">один из языков описания структуры XML документа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ava EE, J2EE</text:p>
          </table:table-cell>
          <table:table-cell table:style-name="Таблица2.A1" office:value-type="string">
            <text:p text:style-name="Обычный_20_текст">Java Platform, Enterprise Edition <text:span text:style-name="T1">(</text:span><text:span text:style-name="T1">набор спецификаций и соответствующей документации для языка Java, описывающей архитектуру серверной платформы для задач средних и крупных предприятий.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AJAX</text:p>
          </table:table-cell>
          <table:table-cell table:style-name="Таблица2.A1" office:value-type="string">
            <text:p text:style-name="Обычный_20_текст">Asynchronous Javascript and XML <text:span text:style-name="T1">(подход к построению интерактивных пользовательских интерфейсов веб-приложений, заключающийся в «фоновом» обмене данными браузера с веб-сервером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HTML</text:p>
          </table:table-cell>
          <table:table-cell table:style-name="Таблица2.A1" office:value-type="string">
            <text:p text:style-name="Обычный_20_текст"><text:span text:style-name="T1">Extensible</text:span> <text:span text:style-name="T1">Hypertext</text:span> <text:span text:style-name="T1">Markup</text:span> <text:span text:style-name="T1">Language</text:span> <text:span text:style-name="T1">(</text:span>расширяемый язык разметки гипертекста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CSS</text:p>
          </table:table-cell>
          <table:table-cell table:style-name="Таблица2.A1" office:value-type="string">
            <text:p text:style-name="Обычный_20_текст"><text:span text:style-name="T1">Cascading</text:span> <text:span text:style-name="T1">Style</text:span> <text:span text:style-name="T1">Sheets (</text:span>каскадные таблицы стилей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DOM</text:p>
          </table:table-cell>
          <table:table-cell table:style-name="Таблица2.A1" office:value-type="string">
            <text:p text:style-name="Обычный_20_текст"><text:span text:style-name="T1">Document</text:span> <text:span text:style-name="T1">Object</text:span> <text:span text:style-name="T1">Model</text:span> <text:span text:style-name="T1">(</text:span>объектная модель документов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GUI</text:p>
          </table:table-cell>
          <table:table-cell table:style-name="Таблица2.A1" office:value-type="string">
            <text:p text:style-name="Обычный_20_текст"><text:span text:style-name="T2">graphical user interface</text:span> <text:span text:style-name="T1">(</text:span><text:span text:style-name="T3">графический интерфейс пользователя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RPC</text:p>
          </table:table-cell>
          <table:table-cell table:style-name="Таблица2.A1" office:value-type="string">
            <text:p text:style-name="Обычный_20_текст"><text:span text:style-name="T1">Remote</text:span> <text:span text:style-name="T1">Procedure</text:span> <text:span text:style-name="T1">Call </text:span><text:span text:style-name="T3">(</text:span><text:span text:style-name="T3">удалённый вызов процедур</text:span><text:span text:style-name="T3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SQL</text:p>
          </table:table-cell>
          <table:table-cell table:style-name="Таблица2.A1" office:value-type="string">
            <text:p text:style-name="Обычный_20_текст"><text:span text:style-name="T2">Structured Query Language</text:span> (язык структурированных запросов к БД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ORM</text:p>
          </table:table-cell>
          <table:table-cell table:style-name="Таблица2.A1" office:value-type="string">
            <text:p text:style-name="Обычный_20_текст"><text:span text:style-name="T2">Object-relational mapping</text:span> <text:span text:style-name="T1">(</text:span><text:span text:style-name="T3">Объектно-реляционная проекция</text:span><text:span text:style-name="T1">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CLOB </text:p>
          </table:table-cell>
          <table:table-cell table:style-name="Таблица2.A1" office:value-type="string">
            <text:p text:style-name="Обычный_20_текст">Character Large Object <text:span text:style-name="T1">(</text:span><text:span text:style-name="T3">Большой символьный объект БД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AXB</text:p>
          </table:table-cell>
          <table:table-cell table:style-name="Таблица2.A1" office:value-type="string">
            <text:p text:style-name="Обычный_20_текст"><text:span text:style-name="T1">Java API for XML Binding (</text:span><text:span text:style-name="T3">интерфейс Java</text:span><text:span text:style-name="T1"> </text:span><text:span text:style-name="T3">для связи с </text:span><text:span text:style-name="T1">XML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DO</text:p>
          </table:table-cell>
          <table:table-cell table:style-name="Таблица2.A1" office:value-type="string">
            <text:p text:style-name="Обычный_20_текст">Java Data Objects <text:span text:style-name="T1">(</text:span><text:span text:style-name="T3">спецификация Java</text:span><text:span text:style-name="T1"> </text:span><text:span text:style-name="T3">для работы с объектами данных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MI</text:p>
          </table:table-cell>
          <table:table-cell table:style-name="Таблица2.A1" office:value-type="string">
            <text:p text:style-name="Обычный_20_текст">XML Metadata Interchange <text:span text:style-name="T1">(</text:span><text:span text:style-name="T1">стандарт OMG для обмена метаданными с помощью языка XML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OMG </text:p>
          </table:table-cell>
          <table:table-cell table:style-name="Таблица2.A1" office:value-type="string">
            <text:p text:style-name="Обычный_20_текст"><text:span text:style-name="T2">Object Management Group</text:span> <text:span text:style-name="T1">(</text:span><text:span text:style-name="T1">рабочая группа (консорциум), занимающаяся разработкой и продвижением объектно-</text:span><text:soft-page-break/><text:span text:style-name="T1">ориентированных технологий и стандартов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EMF</text:p>
          </table:table-cell>
          <table:table-cell table:style-name="Таблица2.A1" office:value-type="string">
            <text:p text:style-name="Обычный_20_текст">Eclipse Modeling Framework <text:span text:style-name="T1">(</text:span><text:span text:style-name="T3">среда моделирования </text:span><text:span text:style-name="T1">Eclipse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UML</text:p>
          </table:table-cell>
          <table:table-cell table:style-name="Таблица2.A1" office:value-type="string">
            <text:p text:style-name="Обычный_20_текст"><text:span text:style-name="T2">Unified Modeling Language</text:span> <text:span text:style-name="T1">(</text:span><text:span text:style-name="T1">унифицированный язык моделирования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PA</text:p>
          </table:table-cell>
          <table:table-cell table:style-name="Таблица2.A1" office:value-type="string">
            <text:p text:style-name="Обычный_20_текст">Java Persistence API <text:span text:style-name="T1">(</text:span><text:span text:style-name="T3">интерфейс и среда на основе </text:span><text:span text:style-name="T1">J2EE </text:span><text:span text:style-name="T3">для работы </text:span><text:span text:style-name="T1">c </text:span><text:span text:style-name="T3">реляционными БД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SWT</text:p>
          </table:table-cell>
          <table:table-cell table:style-name="Таблица2.A1" office:value-type="string">
            <text:p text:style-name="Обычный_20_текст">Standard Widget Toolkit <text:span text:style-name="T1">(библиотека с открытым исходным кодом для разработки графических интерфейсов пользователя на языке Java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1T12:00:00.89</meta:creation-date>
    <dc:date>2009-01-22T13:58:57.68</dc:date>
    <dc:creator>eav eav</dc:creator>
    <meta:editing-duration>PT00H40M08S</meta:editing-duration>
    <meta:editing-cycles>45</meta:editing-cycles>
    <meta:generator>OpenOffice.org/3.0$Win32 OpenOffice.org_project/300m9$Build-9358</meta:generator>
    <meta:document-statistic meta:table-count="2" meta:image-count="0" meta:object-count="0" meta:page-count="2" meta:paragraph-count="63" meta:word-count="275" meta:character-count="2175"/>
  </office:meta>
</office:document-meta>
</file>